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8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LMMono10" style:font-pitch="fixed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LMMono10" style:font-pitch="fixe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3cm" svg:y1="3.9cm" svg:x2="3cm" svg:y2="11cm">
            <text:p/>
          </draw:line>
          <draw:line draw:style-name="gr1" draw:text-style-name="P1" draw:layer="layout" svg:x1="3cm" svg:y1="11cm" svg:x2="4cm" svg:y2="11cm">
            <text:p/>
          </draw:line>
          <draw:line draw:style-name="gr1" draw:text-style-name="P1" draw:layer="layout" svg:x1="3cm" svg:y1="3.9cm" svg:x2="4cm" svg:y2="3.9cm">
            <text:p/>
          </draw:line>
        </draw:g>
        <draw:g>
          <draw:line draw:style-name="gr1" draw:text-style-name="P1" draw:layer="layout" svg:x1="15cm" svg:y1="3.9cm" svg:x2="15cm" svg:y2="11cm">
            <text:p/>
          </draw:line>
          <draw:line draw:style-name="gr1" draw:text-style-name="P1" draw:layer="layout" svg:x1="15cm" svg:y1="11cm" svg:x2="14cm" svg:y2="11cm">
            <text:p/>
          </draw:line>
          <draw:line draw:style-name="gr1" draw:text-style-name="P1" draw:layer="layout" svg:x1="15cm" svg:y1="3.9cm" svg:x2="14cm" svg:y2="3.9cm">
            <text:p/>
          </draw:line>
        </draw:g>
        <draw:frame draw:style-name="gr2" draw:text-style-name="P2" draw:layer="layout" svg:width="3.177cm" svg:height="1.102cm" svg:x="3.223cm" svg:y="6.9cm">
          <draw:text-box>
            <text:p text:style-name="P2"><text:span text:style-name="T1">CONSTANT</text:span></text:p>
          </draw:text-box>
        </draw:frame>
        <draw:frame draw:style-name="gr3" draw:text-style-name="P3" draw:layer="layout" svg:width="0.997cm" svg:height="1.195cm" svg:x="6.6cm" svg:y="6.9cm">
          <draw:text-box>
            <text:p text:style-name="P3"><text:span text:style-name="T2">+</text:span></text:p>
          </draw:text-box>
        </draw:frame>
        <draw:frame draw:style-name="gr4" draw:text-style-name="P2" draw:layer="layout" svg:width="1.505cm" svg:height="7.42cm" svg:x="7.9cm" svg:y="3.88cm">
          <draw:text-box>
            <text:p text:style-name="P2"><text:span text:style-name="T1">EAX</text:span></text:p>
            <text:p text:style-name="P2"><text:span text:style-name="T1">EBX</text:span></text:p>
            <text:p text:style-name="P2"><text:span text:style-name="T1">ECX</text:span></text:p>
            <text:p text:style-name="P2"><text:span text:style-name="T1">EDX</text:span></text:p>
            <text:p text:style-name="P2"><text:span text:style-name="T1">ESI</text:span></text:p>
            <text:p text:style-name="P2"><text:span text:style-name="T1">EDI</text:span></text:p>
            <text:p text:style-name="P2"><text:span text:style-name="T1">EBP</text:span></text:p>
            <text:p text:style-name="P2"><text:span text:style-name="T1">ESP</text:span></text:p>
          </draw:text-box>
        </draw:frame>
        <draw:frame draw:style-name="gr3" draw:text-style-name="P3" draw:layer="layout" svg:width="0.997cm" svg:height="1.195cm" svg:x="9.903cm" svg:y="6.9cm">
          <draw:text-box>
            <text:p text:style-name="P3"><text:span text:style-name="T2">+</text:span></text:p>
          </draw:text-box>
        </draw:frame>
        <draw:frame draw:style-name="gr5" draw:text-style-name="P2" draw:layer="layout" svg:width="1.505cm" svg:height="6.208cm" svg:x="11.195cm" svg:y="4.492cm">
          <draw:text-box>
            <text:p text:style-name="P2"><text:span text:style-name="T1">EAX</text:span></text:p>
            <text:p text:style-name="P2"><text:span text:style-name="T1">EBX</text:span></text:p>
            <text:p text:style-name="P2"><text:span text:style-name="T1">ECX</text:span></text:p>
            <text:p text:style-name="P2"><text:span text:style-name="T1">EDX</text:span></text:p>
            <text:p text:style-name="P2"><text:span text:style-name="T1">ESI</text:span></text:p>
            <text:p text:style-name="P2"><text:span text:style-name="T1">EDI</text:span></text:p>
            <text:p text:style-name="P2"><text:span text:style-name="T1">EBP</text:span></text:p>
          </draw:text-box>
        </draw:frame>
        <draw:frame draw:style-name="gr3" draw:text-style-name="P3" draw:layer="layout" svg:width="0.832cm" svg:height="1.195cm" svg:x="13.003cm" svg:y="6.9cm">
          <draw:text-box>
            <text:p text:style-name="P3"><text:span text:style-name="T2">*</text:span></text:p>
          </draw:text-box>
        </draw:frame>
        <draw:frame draw:style-name="gr6" draw:text-style-name="P2" draw:layer="layout" svg:width="0.836cm" svg:height="3.655cm" svg:x="14.064cm" svg:y="5.7cm">
          <draw:text-box>
            <text:p text:style-name="P2"><text:span text:style-name="T1">1</text:span></text:p>
            <text:p text:style-name="P2"><text:span text:style-name="T1">2</text:span></text:p>
            <text:p text:style-name="P2"><text:span text:style-name="T1">4</text:span></text:p>
            <text:p text:style-name="P2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24T09:24:51</meta:creation-date>
    <dc:date>2013-07-24T09:30:40</dc:date>
    <dc:creator>cleric </dc:creator>
    <meta:editing-duration>P0D</meta:editing-duration>
    <meta:editing-cycles>1</meta:editing-cycles>
    <meta:document-statistic meta:object-count="15"/>
    <meta:generator>LibreOffice/3.5$Linux_x86 LibreOffice_project/350m1$Build-2</meta:generator>
  </office:meta>
</office:document-meta>
</file>